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d6af"/>
    </style:style>
    <style:style style:name="P2" style:family="paragraph" style:parent-style-name="Standard">
      <style:text-properties officeooo:rsid="0014d6af" officeooo:paragraph-rsid="0014d6af"/>
    </style:style>
    <style:style style:name="P3" style:family="paragraph" style:parent-style-name="Standard">
      <style:text-properties officeooo:rsid="0014d6af" officeooo:paragraph-rsid="0016902a"/>
    </style:style>
    <style:style style:name="P4" style:family="paragraph" style:parent-style-name="Standard">
      <style:text-properties officeooo:rsid="001996e3" officeooo:paragraph-rsid="001996e3"/>
    </style:style>
    <style:style style:name="P5" style:family="paragraph" style:parent-style-name="Standard">
      <style:text-properties officeooo:paragraph-rsid="001c3621"/>
    </style:style>
    <style:style style:name="P6" style:family="paragraph" style:parent-style-name="Standard">
      <style:text-properties fo:font-weight="bold" officeooo:rsid="0014d6af" officeooo:paragraph-rsid="0014d6af" style:font-weight-asian="bold" style:font-weight-complex="bold"/>
    </style:style>
    <style:style style:name="P7" style:family="paragraph" style:parent-style-name="Standard">
      <style:text-properties fo:font-weight="bold" officeooo:rsid="001996e3" officeooo:paragraph-rsid="001996e3" style:font-weight-asian="bold" style:font-weight-complex="bold"/>
    </style:style>
    <style:style style:name="P8" style:family="paragraph" style:parent-style-name="Standard">
      <style:text-properties fo:font-weight="bold" officeooo:rsid="001e4ecd" officeooo:paragraph-rsid="001e4ecd" style:font-weight-asian="bold" style:font-weight-complex="bold"/>
    </style:style>
    <style:style style:name="P9" style:family="paragraph" style:parent-style-name="Standard">
      <style:text-properties officeooo:paragraph-rsid="001deffd"/>
    </style:style>
    <style:style style:name="P10" style:family="paragraph" style:parent-style-name="Standard">
      <style:text-properties officeooo:rsid="001deffd" officeooo:paragraph-rsid="001deffd"/>
    </style:style>
    <style:style style:name="P11" style:family="paragraph" style:parent-style-name="Standard">
      <style:text-properties officeooo:rsid="00260bef" officeooo:paragraph-rsid="00260bef"/>
    </style:style>
    <style:style style:name="P12" style:family="paragraph" style:parent-style-name="Standard">
      <style:text-properties officeooo:rsid="001c3621" officeooo:paragraph-rsid="001deffd"/>
    </style:style>
    <style:style style:name="P13" style:family="paragraph" style:parent-style-name="Standard">
      <style:text-properties officeooo:rsid="00260bef" officeooo:paragraph-rsid="00260bef"/>
    </style:style>
    <style:style style:name="P14" style:family="paragraph" style:parent-style-name="Standard">
      <style:text-properties fo:font-weight="bold" officeooo:rsid="0027bb66" officeooo:paragraph-rsid="0027bb66" style:font-weight-asian="bold" style:font-weight-complex="bold"/>
    </style:style>
    <style:style style:name="P15" style:family="paragraph" style:parent-style-name="Standard">
      <style:text-properties fo:font-weight="normal" officeooo:rsid="0027bb66" officeooo:paragraph-rsid="0027bb66" style:font-weight-asian="normal" style:font-weight-complex="normal"/>
    </style:style>
    <style:style style:name="T1" style:family="text">
      <style:text-properties officeooo:rsid="001c3621"/>
    </style:style>
    <style:style style:name="T2" style:family="text">
      <style:text-properties fo:font-weight="bold" officeooo:rsid="0014d6af" style:font-weight-asian="bold" style:font-weight-complex="bold"/>
    </style:style>
    <style:style style:name="T3" style:family="text">
      <style:text-properties fo:font-weight="bold" officeooo:rsid="0016902a" style:font-weight-asian="bold" style:font-weight-complex="bold"/>
    </style:style>
    <style:style style:name="T4" style:family="text">
      <style:text-properties officeooo:rsid="001def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равствуйте,</text:p>
      <text:p text:style-name="P1"/>
      <text:p text:style-name="P9"><text:span text:style-name="T2">О нас</text:span><text:line-break/><text:span text:style-name="T4">&amp;ensp;Мы занимаемся разработкой супервизор – серверов &lt;a href='http://www.comaex.info' title='Посетить сайт' target='_blank'&gt;Comaex&lt;/a&gt;, предназначенных для формирования информационной среды объекта. Так он выглядит:</text:span></text:p>
      <text:p text:style-name="P9"/>
      <text:p text:style-name="P12">http://127.0.0.1:8000/media/hvac/Mini_PC_3.png</text:p>
      <text:p text:style-name="P5"/>
      <text:p text:style-name="P9"><text:span text:style-name="T2">О продукте</text:span><text:line-break/> <text:span text:style-name="T4">&amp;ensp;Сервер подключается к контроллерам управления оборудованием и осуществляет функции мониторинга, управления, записи информации, сигнализации состояний, визуализацию устройств. Вот примеры интерфейса функционала:</text:span></text:p>
      <text:p text:style-name="P9"><text:line-break/><text:span text:style-name="T1">http://127.0.0.1:8000/media/hvac/email_image2_E4lZJgq.jpg</text:span></text:p>
      <text:p text:style-name="P1"/>
      <text:p text:style-name="P9"><text:span text:style-name="T3">Наше предложение</text:span><text:line-break/><text:span text:style-name="T4">&amp;ensp;Мы предлагаем на условиях OEM-соглашения поставлять вашей компании сервера Comaex под логотипом вашей компании. Мы разработаем листы параметров конфигурации ваших устройств и мнемосхемы визуализаций. Вам останется только загружать файлы объектов и подключать устройства к серверу.</text:span></text:p>
      <text:p text:style-name="P2"/>
      <text:p text:style-name="P6">Преимущества</text:p>
      <text:p text:style-name="P10">&lt;span style='text-align:left'&gt;- &lt;b&gt;Низкая цена устройства&lt;/b&gt; - от 20 т.р.</text:p>
      <text:p text:style-name="P10">- &lt;b&gt;Высокая производительность&lt;/b&gt; – контроль до 1000 переменных и до 20 слейв-устройств.</text:p>
      <text:p text:style-name="P10">- &lt;b&gt;Быстрый ввод в эксплуатацию&lt;/b&gt;. Достаточно ввести файл конфигурации объекта, соеденить сервер со слейв-устройствами с помощью кабеля или радиомодулей и настроить роутер объекта на доступ к серверу с глобального интернета если необходимо. </text:p>
      <text:p text:style-name="P10">- &lt;b&gt;Не нужен стационарный ПК&lt;/b&gt;, интерфейс доступен в любом браузере.</text:p>
      <text:p text:style-name="P10">- &lt;b&gt;LAN и WAN доступ&lt;/b&gt;.&lt;/span&gt;</text:p>
      <text:p text:style-name="P3"/>
      <text:p text:style-name="P7">Ваша выгода</text:p>
      <text:p text:style-name="P10">&lt;span style='text-align:left'&gt;&lt;b&gt;- Конкурентные преимущества&lt;/b&gt;. Ваше HVAC оборудование уже поставляется с готовой, полнофункциональной системой диспетчеризации.</text:p>
      <text:p text:style-name="P10">- &lt;b&gt;Минимальные затраты на ввод в эксплуатацию&lt;/b&gt;.</text:p>
      <text:p text:style-name="P10">- &lt;b&gt;Высокая маржинальность&lt;/b&gt;. Благодаря низкой цене продажи, вы можете вводить свою целесообразную наценку.</text:p>
      <text:p text:style-name="P10">- &lt;b&gt;Нет необходимости в собственной разработке&lt;/b&gt;. Сервера поставляются под вашим логотипом, а наша команда профессионалов отвечает за продукт.&lt;/span&gt;</text:p>
      <text:p text:style-name="P4"/>
      <text:p text:style-name="P8">Информация для изучения</text:p>
      <text:p text:style-name="P11">&lt;span style='text-align:left'&gt;- Более детальное описание технологии: &lt;a href='http://www.comaex.info' title='Посетить сайт' target='_blank'&gt;comaex.info&lt;/a&gt;</text:p>
      <text:p text:style-name="P11">- Реальный сервер в работе: <text:s/>&lt;a href='http://comaex.ddns.net' title='Comaex Demo' target='_blank'&gt;comaex.ddns.net&lt;/a&gt;. Даные для входа: логин-&lt;b&gt;user&lt;/b&gt;, пароль-&lt;b&gt;user12345&lt;/b&gt;&lt;/span&gt;.</text:p>
      <text:p text:style-name="P11"/>
      <text:p text:style-name="P14">O Comaex</text:p>
      <text:p text:style-name="P15">&amp;emsp;Сервер Comaex - система контроля и управления уровня супервизор <text:s/>для систем HVAC, умного дома и интернета объектов. Представляет собой &lt;a onclick="document.getElementById('id01').style.display='block'" style="color:red; cursor: <text:soft-page-break/>pointer;"&gt;компактное устройство&lt;/a&gt;, <text:s/>предназначенное для подключения к контроллерам:&lt;ul style="font-style: italic;"&gt;&lt;li&gt; управления светом;&lt;/li&gt;&lt;li&gt;управления различными приводами - жалюзи или замков к примеру;&lt;/li&gt;&lt;li&gt;передачи данных с разнообразных датчиков – движения, температуры, влажности, давления и т.п.;&lt;/li&gt;&lt;li&gt;передачи информации со счетчиков ресурсов – воды, газа, электроэнергии;&lt;/li&gt;&lt;li&gt;управления сложным инженерным оборудованием – вентмашинами, тепловыми пунктами, бойлерами и другим устройствам с микропроцессорным управлением.&lt;/li&gt;&lt;/ul&gt;&amp;emsp;Обмен данными с контроллерами происходит по протоколу Modbus RTU, к устройствам контроля сервер может подключаться посредством кабеля или беспроводным способом - с помощью &lt;a onclick="document.getElementById('id02').style.display='block'" style="color:red; cursor: pointer;"&gt;радиомодуля&lt;/a&gt;. &lt;br&gt;</text:p>
      <text:p text:style-name="P15">&amp;emsp;Ввод параметров конфигурации устройств объекта производится вручную через панель администратора либо загрузкой специального xls-файла. Данный файл является шаблоном ввода данных и позволяет в считанные минуты запустить супервизор-сервер в работу. Вместе с файлом конфигурации вносятся мнемосхемы объектов для создания страниц визуализации. После ввода этих данных формируется автоматический интерфейс управления объекта и сервер готов к работе.&lt;br&gt;</text:p>
      <text:p text:style-name="P15">&amp;emsp;Интерфейс управления становится доступен на компьютере, смартфоне либо планшете. При этом возможна работа устройства, как в локальной Wi-Fi сети объекта, так и с глобального Интернета.&lt;br&gt;</text:p>
      <text:p text:style-name="P15">&amp;emsp;Сервер имеет производительность до 1000 точек данных и до 20 слейв-устройств, что более чем достаточно для большинства объектов. Помотреть реальный образец в работе можно тут: &lt;a href="http://comaex.ddns.net" style="color:red; cursor:pointer;" target="_blank"&gt;Comaex Demo&lt;/a&gt;. Если у вас нет данных входа, запросите их через&lt;a href="#contact" style="color:red; cursor: pointer;"&gt; Контакты&lt;/a&gt;.</text:p>
      <text:p text:style-name="P15"/>
      <text:p text:style-name="P14">Применение</text:p>
      <text:p text:style-name="P15">&amp;emsp;Сервер Comaex является супервизорской системой, то есть <text:s/>устройством, которое подключается к контроллерам управления оборудованием для расширения их функций и возможностей, среди которых:&lt;ul style="font-style: italic;"&gt; &lt;li&gt;удаленный контроль и управление устройствами, как в локальной зоне, так и далеко за ее пределами посредством интернета;&lt;/li&gt;&lt;li&gt;запись информации;&lt;/li&gt;&lt;li&gt;формирование отчетов;&lt;/li&gt;&lt;li&gt;сигнализация состояний;&lt;/li&gt;&lt;li&gt;визуализации объектов;&lt;/li&gt;&lt;li&gt;объединение устройств в группы и категории.&lt;/li&gt;&lt;/ul&gt;&amp;emsp;Преимуществами сервера Comaex есть его компактность, высокая производительность, низкая цена, простота обслуживания и быстрый ввод в эксплуатацию. </text:p>
      <text:p text:style-name="P15">&amp;emsp;Помотреть реальный образец в работе можно тут: &lt;a href="http://comaex.ddns.net" style="color:red; cursor:pointer;" target="_blank"&gt;Comaex Demo&lt;/a&gt;. Если у вас нет данных входа, запросите их через&lt;a href="#contact" style="color:red; cursor: pointer;"&gt; Контакты&lt;/a&gt;.</text:p>
      <text:p text:style-name="P15">&amp;emsp;Наиболее распространенные области применения сервера Comaex: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0:25:24.914848607</meta:creation-date>
    <dc:date>2019-11-27T21:53:14.249090282</dc:date>
    <meta:editing-duration>PT55M5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561" meta:character-count="5421" meta:non-whitespace-character-count="4876"/>
  </office:meta>
</office:document-meta>
</file>